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46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1.362cm" style:use-optimal-column-width="false"/>
    </style:style>
    <style:style style:name="co2" style:family="table-column">
      <style:table-column-properties style:column-width="1.476cm" style:use-optimal-column-width="false"/>
    </style:style>
    <style:style style:name="co3" style:family="table-column">
      <style:table-column-properties style:column-width="1.471cm" style:use-optimal-column-width="false"/>
    </style:style>
    <style:style style:name="co4" style:family="table-column">
      <style:table-column-properties style:column-width="1.255cm" style:use-optimal-column-width="false"/>
    </style:style>
    <style:style style:name="co5" style:family="table-column">
      <style:table-column-properties style:column-width="1.478cm" style:use-optimal-column-width="false"/>
    </style:style>
    <style:style style:name="co6" style:family="table-column">
      <style:table-column-properties style:column-width="1.564cm" style:use-optimal-column-width="false"/>
    </style:style>
    <style:style style:name="co7" style:family="table-column">
      <style:table-column-properties style:column-width="1.302cm" style:use-optimal-column-width="false"/>
    </style:style>
    <style:style style:name="co8" style:family="table-column">
      <style:table-column-properties style:column-width="1.556cm" style:use-optimal-column-width="false"/>
    </style:style>
    <style:style style:name="co9" style:family="table-column">
      <style:table-column-properties style:column-width="1.281cm" style:use-optimal-column-width="false"/>
    </style:style>
    <style:style style:name="co10" style:family="table-column">
      <style:table-column-properties style:column-width="1.288cm" style:use-optimal-column-width="false"/>
    </style:style>
    <style:style style:name="co11" style:family="table-column">
      <style:table-column-properties style:column-width="1.801cm" style:use-optimal-column-width="false"/>
    </style:style>
    <style:style style:name="ro1" style:family="table-row">
      <style:table-row-properties style:row-height="0.672cm"/>
    </style:style>
    <style:style style:name="ro2" style:family="table-row">
      <style:table-row-properties style:row-height="0.676cm"/>
    </style:style>
    <style:style style:name="ro3" style:family="table-row">
      <style:table-row-properties style:row-height="1.201cm"/>
    </style:style>
    <style:style style:name="ce1" style:family="table-cell">
      <style:paragraph-properties fo:text-align="center"/>
      <style:text-properties fo:font-size="10.5pt" style:font-size-asian="10.5pt" style:font-size-complex="10.5pt"/>
    </style:style>
    <style:style style:name="ce2" style:family="table-cell">
      <loext:graphic-properties draw:fill="none" draw:textarea-vertical-align="middle"/>
      <style:paragraph-properties fo:text-align="center" fo:border="0.03pt solid #ffffff"/>
    </style:style>
    <style:style style:name="ce3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0.7cm" svg:height="0.7cm" svg:x="4.6cm" svg:y="1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cm" svg:height="0.7cm" svg:x="4.629cm" svg:y="3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7cm" svg:height="0.7cm" svg:x="2.3cm" svg:y="5.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7cm" svg:height="0.7cm" svg:x="6.5cm" svg:y="3.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cm" svg:height="0.7cm" svg:x="3cm" svg:y="3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7cm" svg:height="0.7cm" svg:x="5.7cm" svg:y="5.1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cm" svg:height="0.7cm" svg:x="7.5cm" svg:y="5.1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7cm" svg:height="0.7cm" svg:x="4.671cm" svg:y="5.08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7cm" svg:height="0.7cm" svg:x="3.5cm" svg:y="5.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7cm" svg:height="0.7cm" svg:x="6.6cm" svg:y="5.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098cm" svg:y1="3.798cm" svg:x2="7.85cm" svg:y2="5.1cm" draw:start-shape="id1" draw:start-glue-point="9" draw:end-shape="id2" draw:end-glue-point="4" svg:d="M7098 3798l752 1302" svg:viewBox="0 0 753 1303">
          <text:p/>
        </draw:connector>
        <draw:connector draw:style-name="gr3" draw:text-style-name="P2" draw:layer="layout" draw:type="line" svg:x1="4.702cm" svg:y1="2.098cm" svg:x2="3.35cm" svg:y2="3.3cm" draw:start-shape="id3" draw:start-glue-point="7" draw:end-shape="id4" draw:end-glue-point="4" svg:d="M4702 2098l-1352 1202" svg:viewBox="0 0 1353 1203">
          <text:p/>
        </draw:connector>
        <draw:connector draw:style-name="gr3" draw:text-style-name="P2" draw:layer="layout" draw:type="line" svg:x1="4.95cm" svg:y1="2.2cm" svg:x2="4.979cm" svg:y2="3.3cm" draw:start-shape="id3" draw:start-glue-point="8" draw:end-shape="id5" draw:end-glue-point="4" svg:d="M4950 2200l29 1100" svg:viewBox="0 0 30 1101">
          <text:p/>
        </draw:connector>
        <draw:connector draw:style-name="gr3" draw:text-style-name="P2" draw:layer="layout" draw:type="line" svg:x1="5.198cm" svg:y1="2.098cm" svg:x2="6.85cm" svg:y2="3.2cm" draw:start-shape="id3" draw:start-glue-point="9" draw:end-shape="id1" draw:end-glue-point="4" svg:d="M5198 2098l1652 1102" svg:viewBox="0 0 1653 1103">
          <text:p/>
        </draw:connector>
        <draw:connector draw:style-name="gr3" draw:text-style-name="P2" draw:layer="layout" draw:type="line" svg:x1="3.102cm" svg:y1="3.898cm" svg:x2="2.65cm" svg:y2="5.1cm" draw:start-shape="id4" draw:start-glue-point="7" draw:end-shape="id6" draw:end-glue-point="4" svg:d="M3102 3898l-452 1202" svg:viewBox="0 0 453 1203">
          <text:p/>
        </draw:connector>
        <draw:connector draw:style-name="gr3" draw:text-style-name="P2" draw:layer="layout" draw:type="line" svg:x1="3.598cm" svg:y1="3.898cm" svg:x2="3.85cm" svg:y2="5.1cm" draw:start-shape="id4" draw:start-glue-point="9" draw:end-shape="id7" draw:end-glue-point="4" svg:d="M3598 3898l252 1202" svg:viewBox="0 0 253 1203">
          <text:p/>
        </draw:connector>
        <draw:connector draw:style-name="gr3" draw:text-style-name="P2" draw:layer="layout" draw:type="line" svg:x1="4.979cm" svg:y1="4cm" svg:x2="5.021cm" svg:y2="5.086cm" draw:start-shape="id5" draw:start-glue-point="8" draw:end-shape="id8" draw:end-glue-point="4" svg:d="M4979 4000l42 1086" svg:viewBox="0 0 43 1087">
          <text:p/>
        </draw:connector>
        <draw:connector draw:style-name="gr3" draw:text-style-name="P2" draw:layer="layout" draw:type="line" svg:x1="6.602cm" svg:y1="3.798cm" svg:x2="6.05cm" svg:y2="5.1cm" draw:start-shape="id1" draw:start-glue-point="7" draw:end-shape="id9" draw:end-glue-point="4" svg:d="M6602 3798l-552 1302" svg:viewBox="0 0 553 1303">
          <text:p/>
        </draw:connector>
        <draw:connector draw:style-name="gr3" draw:text-style-name="P2" draw:layer="layout" draw:type="line" svg:x1="6.85cm" svg:y1="3.9cm" svg:x2="6.95cm" svg:y2="5.1cm" draw:start-shape="id1" draw:start-glue-point="8" draw:end-shape="id10" draw:end-glue-point="4" svg:d="M6850 3900l100 1200" svg:viewBox="0 0 101 1201">
          <text:p/>
        </draw:connector>
        <draw:custom-shape draw:style-name="gr1" draw:text-style-name="P1" xml:id="id11" draw:id="id11" draw:layer="layout" svg:width="0.7cm" svg:height="0.7cm" svg:x="4.2cm" svg:y="7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7cm" svg:height="0.7cm" svg:x="5.1cm" svg:y="9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7cm" svg:height="0.7cm" svg:x="2.6cm" svg:y="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7cm" svg:height="0.7cm" svg:x="3.2cm" svg:y="9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7cm" svg:height="0.7cm" svg:x="3.7cm" svg:y="1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302cm" svg:y1="8.198cm" svg:x2="3.55cm" svg:y2="9.3cm" draw:start-shape="id11" draw:start-glue-point="7" draw:end-shape="id12" draw:end-glue-point="4" svg:d="M4302 8198l-752 1102" svg:viewBox="0 0 753 1103">
          <text:p/>
        </draw:connector>
        <draw:connector draw:style-name="gr3" draw:text-style-name="P2" draw:layer="layout" draw:type="line" svg:x1="4.798cm" svg:y1="8.198cm" svg:x2="5.45cm" svg:y2="9.3cm" draw:start-shape="id11" draw:start-glue-point="9" draw:end-shape="id13" draw:end-glue-point="4" svg:d="M4798 8198l652 1102" svg:viewBox="0 0 653 1103">
          <text:p/>
        </draw:connector>
        <draw:connector draw:style-name="gr3" draw:text-style-name="P2" draw:layer="layout" draw:type="line" svg:x1="3.302cm" svg:y1="9.898cm" svg:x2="2.95cm" svg:y2="11cm" draw:start-shape="id12" draw:start-glue-point="7" draw:end-shape="id14" draw:end-glue-point="4" svg:d="M3302 9898l-352 1102" svg:viewBox="0 0 353 1103">
          <text:p/>
        </draw:connector>
        <draw:connector draw:style-name="gr3" draw:text-style-name="P2" draw:layer="layout" draw:type="line" svg:x1="3.798cm" svg:y1="9.898cm" svg:x2="4.05cm" svg:y2="11cm" draw:start-shape="id12" draw:start-glue-point="9" draw:end-shape="id15" draw:end-glue-point="4" svg:d="M3798 9898l252 1102" svg:viewBox="0 0 253 1103">
          <text:p/>
        </draw:connector>
        <draw:custom-shape draw:style-name="gr1" draw:text-style-name="P1" xml:id="id16" draw:id="id16" draw:layer="layout" svg:width="0.7cm" svg:height="0.7cm" svg:x="5.6cm" svg:y="1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698cm" svg:y1="9.898cm" svg:x2="5.95cm" svg:y2="11cm" draw:start-shape="id13" draw:start-glue-point="9" draw:end-shape="id16" draw:end-glue-point="4" svg:d="M5698 9898l252 1102" svg:viewBox="0 0 253 1103">
          <text:p/>
        </draw:connector>
        <draw:custom-shape draw:style-name="gr1" draw:text-style-name="P1" xml:id="id17" draw:id="id17" draw:layer="layout" svg:width="0.7cm" svg:height="0.7cm" svg:x="9.1cm" svg:y="7.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7cm" svg:height="0.7cm" svg:x="10.1cm" svg:y="9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7cm" svg:height="0.7cm" svg:x="7.6cm" svg:y="1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7cm" svg:height="0.7cm" svg:x="8.12cm" svg:y="9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7cm" svg:height="0.7cm" svg:x="8.6cm" svg:y="1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202cm" svg:y1="8.198cm" svg:x2="8.47cm" svg:y2="9.3cm" draw:start-shape="id17" draw:start-glue-point="7" draw:end-shape="id18" draw:end-glue-point="4" svg:d="M9202 8198l-732 1102" svg:viewBox="0 0 733 1103">
          <text:p/>
        </draw:connector>
        <draw:connector draw:style-name="gr3" draw:text-style-name="P2" draw:layer="layout" draw:type="line" svg:x1="9.698cm" svg:y1="8.198cm" svg:x2="10.45cm" svg:y2="9.3cm" draw:start-shape="id17" draw:start-glue-point="9" draw:end-shape="id19" draw:end-glue-point="4" svg:d="M9698 8198l752 1102" svg:viewBox="0 0 753 1103">
          <text:p/>
        </draw:connector>
        <draw:connector draw:style-name="gr3" draw:text-style-name="P2" draw:layer="layout" draw:type="line" svg:x1="8.222cm" svg:y1="9.898cm" svg:x2="7.95cm" svg:y2="11cm" draw:start-shape="id18" draw:start-glue-point="7" draw:end-shape="id20" draw:end-glue-point="4" svg:d="M8222 9898l-272 1102" svg:viewBox="0 0 273 1103">
          <text:p/>
        </draw:connector>
        <draw:connector draw:style-name="gr3" draw:text-style-name="P2" draw:layer="layout" draw:type="line" svg:x1="8.718cm" svg:y1="9.898cm" svg:x2="8.95cm" svg:y2="11cm" draw:start-shape="id18" draw:start-glue-point="9" draw:end-shape="id21" draw:end-glue-point="4" svg:d="M8718 9898l232 1102" svg:viewBox="0 0 233 1103">
          <text:p/>
        </draw:connector>
        <draw:custom-shape draw:style-name="gr1" draw:text-style-name="P1" xml:id="id22" draw:id="id22" draw:layer="layout" svg:width="0.7cm" svg:height="0.7cm" svg:x="10.6cm" svg:y="1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698cm" svg:y1="9.898cm" svg:x2="10.95cm" svg:y2="11cm" draw:start-shape="id19" draw:start-glue-point="9" draw:end-shape="id22" draw:end-glue-point="4" svg:d="M10698 9898l252 1102" svg:viewBox="0 0 253 1103">
          <text:p/>
        </draw:connector>
        <draw:custom-shape draw:style-name="gr1" draw:text-style-name="P1" xml:id="id23" draw:id="id23" draw:layer="layout" svg:width="0.7cm" svg:height="0.7cm" svg:x="9.1cm" svg:y="9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45cm" svg:y1="8.3cm" svg:x2="9.45cm" svg:y2="9.3cm" draw:start-shape="id17" draw:start-glue-point="8" draw:end-shape="id23" draw:end-glue-point="4" svg:d="M9450 8300v1000" svg:viewBox="0 0 1 1001">
          <text:p/>
        </draw:connector>
        <draw:custom-shape draw:style-name="gr1" draw:text-style-name="P1" xml:id="id24" draw:id="id24" draw:layer="layout" svg:width="0.7cm" svg:height="0.7cm" svg:x="4.2cm" svg:y="13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7cm" svg:height="0.7cm" svg:x="5.177cm" svg:y="15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7cm" svg:height="0.7cm" svg:x="2.625cm" svg:y="1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7cm" svg:height="0.7cm" svg:x="3.177cm" svg:y="15.27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7cm" svg:height="0.7cm" svg:x="3.625cm" svg:y="1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302cm" svg:y1="14.198cm" svg:x2="3.527cm" svg:y2="15.275cm" draw:start-shape="id24" draw:start-glue-point="7" draw:end-shape="id25" draw:end-glue-point="4" svg:d="M4302 14198l-775 1077" svg:viewBox="0 0 776 1078">
          <text:p/>
        </draw:connector>
        <draw:connector draw:style-name="gr3" draw:text-style-name="P2" draw:layer="layout" draw:type="line" svg:x1="4.798cm" svg:y1="14.198cm" svg:x2="5.527cm" svg:y2="15.3cm" draw:start-shape="id24" draw:start-glue-point="9" draw:end-shape="id26" draw:end-glue-point="4" svg:d="M4798 14198l729 1102" svg:viewBox="0 0 730 1103">
          <text:p/>
        </draw:connector>
        <draw:connector draw:style-name="gr3" draw:text-style-name="P2" draw:layer="layout" draw:type="line" svg:x1="3.279cm" svg:y1="15.873cm" svg:x2="2.975cm" svg:y2="17cm" draw:start-shape="id25" draw:start-glue-point="7" draw:end-shape="id27" draw:end-glue-point="4" svg:d="M3279 15873l-304 1127" svg:viewBox="0 0 305 1128">
          <text:p/>
        </draw:connector>
        <draw:connector draw:style-name="gr3" draw:text-style-name="P2" draw:layer="layout" draw:type="line" svg:x1="3.775cm" svg:y1="15.873cm" svg:x2="3.975cm" svg:y2="17cm" draw:start-shape="id25" draw:start-glue-point="9" draw:end-shape="id28" draw:end-glue-point="4" svg:d="M3775 15873l200 1127" svg:viewBox="0 0 201 1128">
          <text:p/>
        </draw:connector>
        <draw:custom-shape draw:style-name="gr1" draw:text-style-name="P1" xml:id="id29" draw:id="id29" draw:layer="layout" svg:width="0.7cm" svg:height="0.7cm" svg:x="4.7cm" svg:y="1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279cm" svg:y1="15.898cm" svg:x2="5.05cm" svg:y2="17cm" draw:start-shape="id26" draw:start-glue-point="7" draw:end-shape="id29" draw:end-glue-point="4" svg:d="M5279 15898l-229 1102" svg:viewBox="0 0 230 1103">
          <text:p/>
        </draw:connector>
        <draw:custom-shape draw:style-name="gr1" draw:text-style-name="P1" xml:id="id30" draw:id="id30" draw:layer="layout" svg:width="0.7cm" svg:height="0.7cm" svg:x="5.7cm" svg:y="1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775cm" svg:y1="15.898cm" svg:x2="6.05cm" svg:y2="17cm" draw:start-shape="id26" draw:start-glue-point="9" draw:end-shape="id30" draw:end-glue-point="4" svg:d="M5775 15898l275 1102" svg:viewBox="0 0 276 1103">
          <text:p/>
        </draw:connector>
        <draw:custom-shape draw:style-name="gr1" draw:text-style-name="P1" xml:id="id31" draw:id="id31" draw:layer="layout" svg:width="0.7cm" svg:height="0.7cm" svg:x="9.2cm" svg:y="19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7cm" svg:height="0.7cm" svg:x="10.1cm" svg:y="21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7cm" svg:height="0.7cm" svg:x="7.6cm" svg:y="2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7cm" svg:height="0.7cm" svg:x="8.2cm" svg:y="21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7cm" svg:height="0.7cm" svg:x="8.7cm" svg:y="2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302cm" svg:y1="20.198cm" svg:x2="8.55cm" svg:y2="21.3cm" draw:start-shape="id31" draw:start-glue-point="7" draw:end-shape="id32" draw:end-glue-point="4" svg:d="M9302 20198l-752 1102" svg:viewBox="0 0 753 1103">
          <text:p/>
        </draw:connector>
        <draw:connector draw:style-name="gr3" draw:text-style-name="P2" draw:layer="layout" draw:type="line" svg:x1="9.798cm" svg:y1="20.198cm" svg:x2="10.45cm" svg:y2="21.3cm" draw:start-shape="id31" draw:start-glue-point="9" draw:end-shape="id33" draw:end-glue-point="4" svg:d="M9798 20198l652 1102" svg:viewBox="0 0 653 1103">
          <text:p/>
        </draw:connector>
        <draw:connector draw:style-name="gr3" draw:text-style-name="P2" draw:layer="layout" draw:type="line" svg:x1="8.302cm" svg:y1="21.898cm" svg:x2="7.95cm" svg:y2="23cm" draw:start-shape="id32" draw:start-glue-point="7" draw:end-shape="id34" draw:end-glue-point="4" svg:d="M8302 21898l-352 1102" svg:viewBox="0 0 353 1103">
          <text:p/>
        </draw:connector>
        <draw:connector draw:style-name="gr3" draw:text-style-name="P2" draw:layer="layout" draw:type="line" svg:x1="8.798cm" svg:y1="21.898cm" svg:x2="9.05cm" svg:y2="23cm" draw:start-shape="id32" draw:start-glue-point="9" draw:end-shape="id35" draw:end-glue-point="4" svg:d="M8798 21898l252 1102" svg:viewBox="0 0 253 1103">
          <text:p/>
        </draw:connector>
        <draw:custom-shape draw:style-name="gr1" draw:text-style-name="P1" xml:id="id36" draw:id="id36" draw:layer="layout" svg:width="0.7cm" svg:height="0.7cm" svg:x="10.6cm" svg:y="2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698cm" svg:y1="21.898cm" svg:x2="10.95cm" svg:y2="23cm" draw:start-shape="id33" draw:start-glue-point="9" draw:end-shape="id36" draw:end-glue-point="4" svg:d="M10698 21898l252 1102" svg:viewBox="0 0 253 1103">
          <text:p/>
        </draw:connector>
        <draw:custom-shape draw:style-name="gr1" draw:text-style-name="P1" xml:id="id37" draw:id="id37" draw:layer="layout" svg:width="0.7cm" svg:height="0.7cm" svg:x="9.2cm" svg:y="13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7cm" svg:height="0.7cm" svg:x="10.2cm" svg:y="15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7cm" svg:height="0.7cm" svg:x="7.6cm" svg:y="1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7cm" svg:height="0.7cm" svg:x="8.2cm" svg:y="15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7cm" svg:height="0.7cm" svg:x="8.7cm" svg:y="1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302cm" svg:y1="14.198cm" svg:x2="8.55cm" svg:y2="15.3cm" draw:start-shape="id37" draw:start-glue-point="7" draw:end-shape="id38" draw:end-glue-point="4" svg:d="M9302 14198l-752 1102" svg:viewBox="0 0 753 1103">
          <text:p/>
        </draw:connector>
        <draw:connector draw:style-name="gr3" draw:text-style-name="P2" draw:layer="layout" draw:type="line" svg:x1="9.798cm" svg:y1="14.198cm" svg:x2="10.55cm" svg:y2="15.3cm" draw:start-shape="id37" draw:start-glue-point="9" draw:end-shape="id39" draw:end-glue-point="4" svg:d="M9798 14198l752 1102" svg:viewBox="0 0 753 1103">
          <text:p/>
        </draw:connector>
        <draw:connector draw:style-name="gr3" draw:text-style-name="P2" draw:layer="layout" draw:type="line" svg:x1="8.302cm" svg:y1="15.898cm" svg:x2="7.95cm" svg:y2="17cm" draw:start-shape="id38" draw:start-glue-point="7" draw:end-shape="id40" draw:end-glue-point="4" svg:d="M8302 15898l-352 1102" svg:viewBox="0 0 353 1103">
          <text:p/>
        </draw:connector>
        <draw:connector draw:style-name="gr3" draw:text-style-name="P2" draw:layer="layout" draw:type="line" svg:x1="8.798cm" svg:y1="15.898cm" svg:x2="9.05cm" svg:y2="17cm" draw:start-shape="id38" draw:start-glue-point="9" draw:end-shape="id41" draw:end-glue-point="4" svg:d="M8798 15898l252 1102" svg:viewBox="0 0 253 1103">
          <text:p/>
        </draw:connector>
        <draw:custom-shape draw:style-name="gr1" draw:text-style-name="P1" xml:id="id42" draw:id="id42" draw:layer="layout" svg:width="0.7cm" svg:height="0.7cm" svg:x="9.7cm" svg:y="1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302cm" svg:y1="15.898cm" svg:x2="10.05cm" svg:y2="17cm" draw:start-shape="id39" draw:start-glue-point="7" draw:end-shape="id42" draw:end-glue-point="4" svg:d="M10302 15898l-252 1102" svg:viewBox="0 0 253 1103">
          <text:p/>
        </draw:connector>
        <draw:custom-shape draw:style-name="gr1" draw:text-style-name="P1" xml:id="id43" draw:id="id43" draw:layer="layout" svg:width="0.7cm" svg:height="0.7cm" svg:x="4.2cm" svg:y="19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7cm" svg:height="0.7cm" svg:x="5.2cm" svg:y="21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7cm" svg:height="0.7cm" svg:x="2.6cm" svg:y="2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7cm" svg:height="0.7cm" svg:x="3.2cm" svg:y="21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7cm" svg:height="0.7cm" svg:x="3.7cm" svg:y="2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302cm" svg:y1="20.198cm" svg:x2="3.55cm" svg:y2="21.3cm" draw:start-shape="id43" draw:start-glue-point="7" draw:end-shape="id44" draw:end-glue-point="4" svg:d="M4302 20198l-752 1102" svg:viewBox="0 0 753 1103">
          <text:p/>
        </draw:connector>
        <draw:connector draw:style-name="gr3" draw:text-style-name="P2" draw:layer="layout" draw:type="line" svg:x1="4.798cm" svg:y1="20.198cm" svg:x2="5.55cm" svg:y2="21.3cm" draw:start-shape="id43" draw:start-glue-point="9" draw:end-shape="id45" draw:end-glue-point="4" svg:d="M4798 20198l752 1102" svg:viewBox="0 0 753 1103">
          <text:p/>
        </draw:connector>
        <draw:connector draw:style-name="gr3" draw:text-style-name="P2" draw:layer="layout" draw:type="line" svg:x1="3.302cm" svg:y1="21.898cm" svg:x2="2.95cm" svg:y2="23cm" draw:start-shape="id44" draw:start-glue-point="7" draw:end-shape="id46" draw:end-glue-point="4" svg:d="M3302 21898l-352 1102" svg:viewBox="0 0 353 1103">
          <text:p/>
        </draw:connector>
        <draw:connector draw:style-name="gr3" draw:text-style-name="P2" draw:layer="layout" draw:type="line" svg:x1="3.798cm" svg:y1="21.898cm" svg:x2="4.05cm" svg:y2="23cm" draw:start-shape="id44" draw:start-glue-point="9" draw:end-shape="id47" draw:end-glue-point="4" svg:d="M3798 21898l252 1102" svg:viewBox="0 0 253 1103">
          <text:p/>
        </draw:connector>
        <draw:custom-shape draw:style-name="gr1" draw:text-style-name="P1" xml:id="id48" draw:id="id48" draw:layer="layout" svg:width="0.7cm" svg:height="0.7cm" svg:x="4.7cm" svg:y="2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302cm" svg:y1="21.898cm" svg:x2="5.05cm" svg:y2="23cm" draw:start-shape="id45" draw:start-glue-point="7" draw:end-shape="id48" draw:end-glue-point="4" svg:d="M5302 21898l-252 1102" svg:viewBox="0 0 253 1103">
          <text:p/>
        </draw:connector>
        <draw:frame draw:style-name="gr4" draw:text-style-name="P3" draw:layer="layout" svg:width="2.2cm" svg:height="0.878cm" svg:x="3.5cm" svg:y="12cm">
          <draw:text-box>
            <text:p><text:span text:style-name="T1">二叉树</text:span></text:p>
          </draw:text-box>
        </draw:frame>
        <draw:frame draw:style-name="gr4" draw:text-style-name="P3" draw:layer="layout" svg:width="2.2cm" svg:height="0.878cm" svg:x="8.4cm" svg:y="12cm">
          <draw:text-box>
            <text:p><text:span text:style-name="T1">非</text:span><text:span text:style-name="T1">二</text:span><text:span text:style-name="T1">叉</text:span><text:span text:style-name="T1">树</text:span></text:p>
          </draw:text-box>
        </draw:frame>
        <draw:frame draw:style-name="gr4" draw:text-style-name="P3" draw:layer="layout" svg:width="2.9cm" svg:height="0.878cm" svg:x="3.301cm" svg:y="23.872cm">
          <draw:text-box>
            <text:p><text:span text:style-name="T1">完全二叉树</text:span></text:p>
          </draw:text-box>
        </draw:frame>
        <draw:frame draw:style-name="gr4" draw:text-style-name="P3" draw:layer="layout" svg:width="2.9cm" svg:height="0.878cm" svg:x="8.4cm" svg:y="18.022cm">
          <draw:text-box>
            <text:p><text:span text:style-name="T1">非</text:span><text:span text:style-name="T1">满</text:span><text:span text:style-name="T1">二</text:span><text:span text:style-name="T1">叉</text:span><text:span text:style-name="T1">树</text:span></text:p>
          </draw:text-box>
        </draw:frame>
        <draw:frame draw:style-name="gr4" draw:text-style-name="P3" draw:layer="layout" svg:width="2.2cm" svg:height="0.878cm" svg:x="3.5cm" svg:y="18cm">
          <draw:text-box>
            <text:p><text:span text:style-name="T1">满二叉树</text:span></text:p>
          </draw:text-box>
        </draw:frame>
        <draw:frame draw:style-name="gr4" draw:text-style-name="P3" draw:layer="layout" svg:width="3.4cm" svg:height="0.878cm" svg:x="8.1cm" svg:y="23.822cm">
          <draw:text-box>
            <text:p><text:span text:style-name="T1">非</text:span><text:span text:style-name="T1">完</text:span><text:span text:style-name="T1">全</text:span><text:span text:style-name="T1">二</text:span><text:span text:style-name="T1">叉</text:span><text:span text:style-name="T1">树</text:span></text:p>
          </draw:text-box>
        </draw:frame>
        <draw:custom-shape draw:style-name="gr1" draw:text-style-name="P1" xml:id="id49" draw:id="id49" draw:layer="layout" svg:width="0.7cm" svg:height="0.7cm" svg:x="16.7cm" svg:y="8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7cm" svg:height="0.7cm" svg:x="17.7cm" svg:y="1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7cm" svg:height="0.7cm" svg:x="15.1cm" svg:y="11.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7cm" svg:height="0.7cm" svg:x="15.7cm" svg:y="10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7cm" svg:height="0.7cm" svg:x="16.2cm" svg:y="11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6.802cm" svg:y1="8.898cm" svg:x2="16.05cm" svg:y2="10cm" draw:start-shape="id49" draw:start-glue-point="7" draw:end-shape="id50" draw:end-glue-point="4" svg:d="M16802 8898l-752 1102" svg:viewBox="0 0 753 1103">
          <text:p/>
        </draw:connector>
        <draw:connector draw:style-name="gr3" draw:text-style-name="P2" draw:layer="layout" draw:type="line" svg:x1="17.298cm" svg:y1="8.898cm" svg:x2="18.05cm" svg:y2="10cm" draw:start-shape="id49" draw:start-glue-point="9" draw:end-shape="id51" draw:end-glue-point="4" svg:d="M17298 8898l752 1102" svg:viewBox="0 0 753 1103">
          <text:p/>
        </draw:connector>
        <draw:connector draw:style-name="gr3" draw:text-style-name="P2" draw:layer="layout" draw:type="line" svg:x1="15.802cm" svg:y1="10.598cm" svg:x2="15.45cm" svg:y2="11.7cm" draw:start-shape="id50" draw:start-glue-point="7" draw:end-shape="id52" draw:end-glue-point="4" svg:d="M15802 10598l-352 1102" svg:viewBox="0 0 353 1103">
          <text:p/>
        </draw:connector>
        <draw:connector draw:style-name="gr3" draw:text-style-name="P2" draw:layer="layout" draw:type="line" svg:x1="16.298cm" svg:y1="10.598cm" svg:x2="16.55cm" svg:y2="11.7cm" draw:start-shape="id50" draw:start-glue-point="9" draw:end-shape="id53" draw:end-glue-point="4" svg:d="M16298 10598l252 1102" svg:viewBox="0 0 253 1103">
          <text:p/>
        </draw:connector>
        <draw:custom-shape draw:style-name="gr1" draw:text-style-name="P1" xml:id="id54" draw:id="id54" draw:layer="layout" svg:width="0.7cm" svg:height="0.7cm" svg:x="17.2cm" svg:y="11.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802cm" svg:y1="10.598cm" svg:x2="17.55cm" svg:y2="11.7cm" draw:start-shape="id51" draw:start-glue-point="7" draw:end-shape="id54" draw:end-glue-point="4" svg:d="M17802 10598l-252 1102" svg:viewBox="0 0 253 1103">
          <text:p/>
        </draw:connector>
        <draw:custom-shape draw:style-name="gr1" draw:text-style-name="P1" xml:id="id55" draw:id="id55" draw:layer="layout" svg:width="0.7cm" svg:height="0.7cm" svg:x="17cm" svg:y="2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7cm" svg:height="0.7cm" svg:x="15.4cm" svg:y="5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7cm" svg:height="0.7cm" svg:x="16cm" svg:y="4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102cm" svg:y1="3.098cm" svg:x2="16.35cm" svg:y2="4.2cm" draw:start-shape="id55" draw:start-glue-point="7" draw:end-shape="id56" draw:end-glue-point="4" svg:d="M17102 3098l-752 1102" svg:viewBox="0 0 753 1103">
          <text:p/>
        </draw:connector>
        <draw:connector draw:style-name="gr3" draw:text-style-name="P2" draw:layer="layout" draw:type="line" svg:x1="16.102cm" svg:y1="4.798cm" svg:x2="15.75cm" svg:y2="5.9cm" draw:start-shape="id56" draw:start-glue-point="7" draw:end-shape="id57" draw:end-glue-point="4" svg:d="M16102 4798l-352 1102" svg:viewBox="0 0 353 1103">
          <text:p/>
        </draw:connector>
        <draw:custom-shape draw:style-name="gr1" draw:text-style-name="P1" xml:id="id58" draw:id="id58" draw:layer="layout" svg:width="0.7cm" svg:height="0.7cm" svg:x="20.5cm" svg:y="2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7cm" svg:height="0.7cm" svg:x="21.5cm" svg:y="4.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7cm" svg:height="0.7cm" svg:x="18.9cm" svg:y="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7cm" svg:height="0.7cm" svg:x="19.5cm" svg:y="4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0.602cm" svg:y1="3.198cm" svg:x2="19.85cm" svg:y2="4.3cm" draw:start-shape="id58" draw:start-glue-point="7" draw:end-shape="id59" draw:end-glue-point="4" svg:d="M20602 3198l-752 1102" svg:viewBox="0 0 753 1103">
          <text:p/>
        </draw:connector>
        <draw:connector draw:style-name="gr3" draw:text-style-name="P2" draw:layer="layout" draw:type="line" svg:x1="21.098cm" svg:y1="3.198cm" svg:x2="21.85cm" svg:y2="4.3cm" draw:start-shape="id58" draw:start-glue-point="9" draw:end-shape="id60" draw:end-glue-point="4" svg:d="M21098 3198l752 1102" svg:viewBox="0 0 753 1103">
          <text:p/>
        </draw:connector>
        <draw:connector draw:style-name="gr3" draw:text-style-name="P2" draw:layer="layout" draw:type="line" svg:x1="19.602cm" svg:y1="4.898cm" svg:x2="19.25cm" svg:y2="6cm" draw:start-shape="id59" draw:start-glue-point="7" draw:end-shape="id61" draw:end-glue-point="4" svg:d="M19602 4898l-352 1102" svg:viewBox="0 0 353 1103">
          <text:p/>
        </draw:connector>
        <draw:custom-shape draw:style-name="gr1" draw:text-style-name="P1" xml:id="id62" draw:id="id62" draw:layer="layout" svg:width="0.7cm" svg:height="0.7cm" svg:x="16.4cm" svg:y="14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7cm" svg:height="0.7cm" svg:x="17.4cm" svg:y="1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7cm" svg:height="0.7cm" svg:x="14.8cm" svg:y="17.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7cm" svg:height="0.7cm" svg:x="15.4cm" svg:y="1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6.502cm" svg:y1="14.898cm" svg:x2="15.75cm" svg:y2="16cm" draw:start-shape="id62" draw:start-glue-point="7" draw:end-shape="id63" draw:end-glue-point="4" svg:d="M16502 14898l-752 1102" svg:viewBox="0 0 753 1103">
          <text:p/>
        </draw:connector>
        <draw:connector draw:style-name="gr3" draw:text-style-name="P2" draw:layer="layout" draw:type="line" svg:x1="16.998cm" svg:y1="14.898cm" svg:x2="17.75cm" svg:y2="16cm" draw:start-shape="id62" draw:start-glue-point="9" draw:end-shape="id64" draw:end-glue-point="4" svg:d="M16998 14898l752 1102" svg:viewBox="0 0 753 1103">
          <text:p/>
        </draw:connector>
        <draw:connector draw:style-name="gr3" draw:text-style-name="P2" draw:layer="layout" draw:type="line" svg:x1="15.502cm" svg:y1="16.598cm" svg:x2="15.15cm" svg:y2="17.7cm" draw:start-shape="id63" draw:start-glue-point="7" draw:end-shape="id65" draw:end-glue-point="4" svg:d="M15502 16598l-352 1102" svg:viewBox="0 0 353 1103">
          <text:p/>
        </draw:connector>
        <draw:frame draw:style-name="standard" draw:layer="layout" svg:width="4.199cm" svg:height="0.671cm" svg:x="22.796cm" svg:y="14.59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2">1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203cm" svg:height="0.675cm" svg:x="18.558cm" svg:y="17.671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1"><text:span text:style-name="T2">NULL</text:span></text:p>
              </table:table-cell>
              <table:table-cell>
                <text:p text:style-name="P1"><text:span text:style-name="T2">4</text:span></text:p>
              </table:table-cell>
              <table:table-cell>
                <text:p text:style-name="P1"><text:span text:style-name="T2">NUL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199cm" svg:height="0.671cm" svg:x="20.5cm" svg:y="16.115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2">2</text:span></text:p>
              </table:table-cell>
              <table:table-cell>
                <text:p text:style-name="P1"><text:span text:style-name="T2">NUL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421cm" svg:height="0.675cm" svg:x="25cm" svg:y="16.144cm">
          <table:table table:template-name="sun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">NULL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NULL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5" draw:text-style-name="P2" draw:layer="layout" svg:x1="23.5cm" svg:y1="14.9cm" svg:x2="22.6cm" svg:y2="16.1cm">
          <text:p/>
        </draw:line>
        <draw:line draw:style-name="gr5" draw:text-style-name="P2" draw:layer="layout" svg:x1="26.3cm" svg:y1="14.9cm" svg:x2="27.3cm" svg:y2="16.1cm">
          <text:p/>
        </draw:line>
        <draw:line draw:style-name="gr5" draw:text-style-name="P2" draw:layer="layout" svg:x1="21.1cm" svg:y1="16.5cm" svg:x2="20.6cm" svg:y2="17.7cm">
          <text:p/>
        </draw:line>
        <draw:custom-shape draw:style-name="gr1" draw:text-style-name="P1" xml:id="id68" draw:id="id68" draw:layer="layout" svg:width="0.7cm" svg:height="0.7cm" svg:x="16.2cm" svg:y="20.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7cm" svg:height="0.7cm" svg:x="16.229cm" svg:y="22.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0.7cm" svg:height="0.7cm" svg:x="13.9cm" svg:y="24.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7cm" svg:height="0.7cm" svg:x="18.1cm" svg:y="22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7cm" svg:height="0.7cm" svg:x="14.6cm" svg:y="22.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4" draw:id="id74" draw:layer="layout" svg:width="0.7cm" svg:height="0.7cm" svg:x="17.3cm" svg:y="24.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0.7cm" svg:height="0.7cm" svg:x="19.1cm" svg:y="24.3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0.7cm" svg:height="0.7cm" svg:x="16.271cm" svg:y="24.28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0.7cm" svg:height="0.7cm" svg:x="15.1cm" svg:y="24.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0.7cm" svg:height="0.7cm" svg:x="18.2cm" svg:y="24.3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8.698cm" svg:y1="22.998cm" svg:x2="19.45cm" svg:y2="24.3cm" draw:start-shape="id66" draw:start-glue-point="9" draw:end-shape="id67" draw:end-glue-point="4" svg:d="M18698 22998l752 1302" svg:viewBox="0 0 753 1303">
          <text:p/>
        </draw:connector>
        <draw:connector draw:style-name="gr3" draw:text-style-name="P2" draw:layer="layout" draw:type="line" svg:x1="16.302cm" svg:y1="21.298cm" svg:x2="14.95cm" svg:y2="22.5cm" draw:start-shape="id68" draw:start-glue-point="7" draw:end-shape="id69" draw:end-glue-point="4" svg:d="M16302 21298l-1352 1202" svg:viewBox="0 0 1353 1203">
          <text:p/>
        </draw:connector>
        <draw:connector draw:style-name="gr3" draw:text-style-name="P2" draw:layer="layout" draw:type="line" svg:x1="16.55cm" svg:y1="21.4cm" svg:x2="16.579cm" svg:y2="22.5cm" draw:start-shape="id68" draw:start-glue-point="8" draw:end-shape="id70" draw:end-glue-point="4" svg:d="M16550 21400l29 1100" svg:viewBox="0 0 30 1101">
          <text:p/>
        </draw:connector>
        <draw:connector draw:style-name="gr3" draw:text-style-name="P2" draw:layer="layout" draw:type="line" svg:x1="16.798cm" svg:y1="21.298cm" svg:x2="18.45cm" svg:y2="22.4cm" draw:start-shape="id68" draw:start-glue-point="9" draw:end-shape="id66" draw:end-glue-point="4" svg:d="M16798 21298l1652 1102" svg:viewBox="0 0 1653 1103">
          <text:p/>
        </draw:connector>
        <draw:connector draw:style-name="gr3" draw:text-style-name="P2" draw:layer="layout" draw:type="line" svg:x1="14.702cm" svg:y1="23.098cm" svg:x2="14.25cm" svg:y2="24.3cm" draw:start-shape="id69" draw:start-glue-point="7" draw:end-shape="id71" draw:end-glue-point="4" svg:d="M14702 23098l-452 1202" svg:viewBox="0 0 453 1203">
          <text:p/>
        </draw:connector>
        <draw:connector draw:style-name="gr3" draw:text-style-name="P2" draw:layer="layout" draw:type="line" svg:x1="15.198cm" svg:y1="23.098cm" svg:x2="15.45cm" svg:y2="24.3cm" draw:start-shape="id69" draw:start-glue-point="9" draw:end-shape="id72" draw:end-glue-point="4" svg:d="M15198 23098l252 1202" svg:viewBox="0 0 253 1203">
          <text:p/>
        </draw:connector>
        <draw:connector draw:style-name="gr3" draw:text-style-name="P2" draw:layer="layout" draw:type="line" svg:x1="16.579cm" svg:y1="23.2cm" svg:x2="16.621cm" svg:y2="24.286cm" draw:start-shape="id70" draw:start-glue-point="8" draw:end-shape="id73" draw:end-glue-point="4" svg:d="M16579 23200l42 1086" svg:viewBox="0 0 43 1087">
          <text:p/>
        </draw:connector>
        <draw:connector draw:style-name="gr3" draw:text-style-name="P2" draw:layer="layout" draw:type="line" svg:x1="18.202cm" svg:y1="22.998cm" svg:x2="17.65cm" svg:y2="24.3cm" draw:start-shape="id66" draw:start-glue-point="7" draw:end-shape="id74" draw:end-glue-point="4" svg:d="M18202 22998l-552 1302" svg:viewBox="0 0 553 1303">
          <text:p/>
        </draw:connector>
        <draw:connector draw:style-name="gr3" draw:text-style-name="P2" draw:layer="layout" draw:type="line" svg:x1="18.45cm" svg:y1="23.1cm" svg:x2="18.55cm" svg:y2="24.3cm" draw:start-shape="id66" draw:start-glue-point="8" draw:end-shape="id75" draw:end-glue-point="4" svg:d="M18450 23100l100 1200" svg:viewBox="0 0 101 1201">
          <text:p/>
        </draw:connector>
        <draw:frame draw:style-name="gr4" draw:text-style-name="P4" draw:layer="layout" svg:width="2.7cm" svg:height="0.878cm" svg:x="19.6cm" svg:y="22.622cm">
          <draw:text-box>
            <text:p text:style-name="P1"><text:span text:style-name="T1">父</text:span><text:span text:style-name="T1">节</text:span><text:span text:style-name="T1">点</text:span><text:span text:style-name="T1">地</text:span><text:span text:style-name="T1">址</text:span></text:p>
          </draw:text-box>
        </draw:frame>
        <draw:frame draw:style-name="gr4" draw:text-style-name="P4" draw:layer="layout" svg:width="2.2cm" svg:height="0.878cm" svg:x="20cm" svg:y="21.322cm">
          <draw:text-box>
            <text:p text:style-name="P1"><text:span text:style-name="T1">数</text:span><text:span text:style-name="T1">组</text:span><text:span text:style-name="T1">下</text:span><text:span text:style-name="T1">标</text:span></text:p>
          </draw:text-box>
        </draw:frame>
        <draw:frame draw:style-name="standard" draw:layer="layout" svg:width="14.097cm" svg:height="2.401cm" svg:x="22.602cm" svg:y="21.08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  <table:table-row table:style-name="ro3" table:default-cell-style-name="ce3">
              <table:table-cell>
                <text:p text:style-name="P1">-1</text:p>
              </table:table-cell>
              <table:table-cell>
                <text:p text:style-name="P1">-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2.199cm" svg:height="0.878cm" svg:x="19.27cm" svg:y="10.5cm">
          <draw:text-box>
            <text:p text:style-name="P1"><text:span text:style-name="T1">节</text:span><text:span text:style-name="T1">点</text:span><text:span text:style-name="T1">编</text:span><text:span text:style-name="T1">号</text:span></text:p>
          </draw:text-box>
        </draw:frame>
        <draw:frame draw:style-name="gr4" draw:text-style-name="P4" draw:layer="layout" svg:width="2.2cm" svg:height="0.878cm" svg:x="19.27cm" svg:y="9.239cm">
          <draw:text-box>
            <text:p text:style-name="P1"><text:span text:style-name="T1">数</text:span><text:span text:style-name="T1">组</text:span><text:span text:style-name="T1">下</text:span><text:span text:style-name="T1">标</text:span></text:p>
          </draw:text-box>
        </draw:frame>
        <draw:frame draw:style-name="standard" draw:layer="layout" svg:width="12.048cm" svg:height="2.401cm" svg:x="21.872cm" svg:y="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3" table:default-cell-style-name="ce2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…..</text:p>
              </table:table-cell>
            </table:table-row>
            <table:table-row table:style-name="ro3" table:default-cell-style-name="ce3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0</text:p>
              </table:table-cell>
              <table:table-cell>
                <text:p text:style-name="P1">…..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199cm" svg:height="0.878cm" svg:x="22.75cm" svg:y="4.7cm">
          <draw:text-box>
            <text:p text:style-name="P1"><text:span text:style-name="T1">节点编号</text:span></text:p>
          </draw:text-box>
        </draw:frame>
        <draw:frame draw:style-name="gr4" draw:text-style-name="P4" draw:layer="layout" svg:width="2.2cm" svg:height="0.878cm" svg:x="22.75cm" svg:y="3.439cm">
          <draw:text-box>
            <text:p text:style-name="P1"><text:span text:style-name="T1">数组下标</text:span></text:p>
          </draw:text-box>
        </draw:frame>
        <draw:frame draw:style-name="standard" draw:layer="layout" svg:width="12.048cm" svg:height="2.401cm" svg:x="25.352cm" svg:y="3.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3" table:default-cell-style-name="ce2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…..</text:p>
              </table:table-cell>
            </table:table-row>
            <table:table-row table:style-name="ro3" table:default-cell-style-name="ce3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0</text:p>
              </table:table-cell>
              <table:table-cell>
                <text:p text:style-name="P1">3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…..</text:p>
              </table:table-cell>
            </table:table-row>
          </table:table>
          <draw:image xlink:href="Pictures/TablePreview7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0T13:50:40.638728012</meta:creation-date>
    <dc:date>2020-09-29T10:35:17.957564087</dc:date>
    <meta:editing-duration>PT2H39M14S</meta:editing-duration>
    <meta:editing-cycles>12</meta:editing-cycles>
    <meta:generator>LibreOffice/6.0.7.3$Linux_X86_64 LibreOffice_project/00m0$Build-3</meta:generator>
    <meta:document-statistic meta:object-count="160"/>
  </office:meta>
</office:document-meta>
</file>